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3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IZE</text:p>
          </table:table-cell>
          <table:table-cell office:value-type="string" calcext:value-type="string">
            <text:p>StaticTime</text:p>
          </table:table-cell>
          <table:table-cell office:value-type="string" calcext:value-type="string">
            <text:p>StaticSize</text:p>
          </table:table-cell>
          <table:table-cell office:value-type="string" calcext:value-type="string">
            <text:p>DynamicTime</text:p>
          </table:table-cell>
          <table:table-cell office:value-type="string" calcext:value-type="string">
            <text:p>DynamicSize</text:p>
          </table:table-cell>
          <table:table-cell table:number-columns-repeated="2"/>
          <table:table-cell office:value-type="string" calcext:value-type="string">
            <text:p>Moyenne Static</text:p>
          </table:table-cell>
          <table:table-cell office:value-type="string" calcext:value-type="string">
            <text:p>Moyenne 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2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])" office:value-type="float" office:value="10560" calcext:value-type="float">
            <text:p>10560</text:p>
          </table:table-cell>
          <table:table-cell table:formula="of:=AVERAGE([.E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:.C3])" office:value-type="float" office:value="10560" calcext:value-type="float">
            <text:p>10560</text:p>
          </table:table-cell>
          <table:table-cell table:formula="of:=AVERAGE([.E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:.C4])" office:value-type="float" office:value="10560" calcext:value-type="float">
            <text:p>10560</text:p>
          </table:table-cell>
          <table:table-cell table:formula="of:=AVERAGE([.E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1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:.C5])" office:value-type="float" office:value="10560" calcext:value-type="float">
            <text:p>10560</text:p>
          </table:table-cell>
          <table:table-cell table:formula="of:=AVERAGE([.E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60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:.C6])" office:value-type="float" office:value="10560" calcext:value-type="float">
            <text:p>10560</text:p>
          </table:table-cell>
          <table:table-cell table:formula="of:=AVERAGE([.E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:.C7])" office:value-type="float" office:value="10560" calcext:value-type="float">
            <text:p>10560</text:p>
          </table:table-cell>
          <table:table-cell table:formula="of:=AVERAGE([.E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67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:.C8])" office:value-type="float" office:value="10560" calcext:value-type="float">
            <text:p>10560</text:p>
          </table:table-cell>
          <table:table-cell table:formula="of:=AVERAGE([.E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7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:.C9])" office:value-type="float" office:value="10560" calcext:value-type="float">
            <text:p>10560</text:p>
          </table:table-cell>
          <table:table-cell table:formula="of:=AVERAGE([.E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:.C10])" office:value-type="float" office:value="10560" calcext:value-type="float">
            <text:p>10560</text:p>
          </table:table-cell>
          <table:table-cell table:formula="of:=AVERAGE([.E1:.E1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8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:.C11])" office:value-type="float" office:value="10560" calcext:value-type="float">
            <text:p>10560</text:p>
          </table:table-cell>
          <table:table-cell table:formula="of:=AVERAGE([.E2:.E1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6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:.C12])" office:value-type="float" office:value="10560.8" calcext:value-type="float">
            <text:p>10560,8</text:p>
          </table:table-cell>
          <table:table-cell table:formula="of:=AVERAGE([.E3:.E1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109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:.C13])" office:value-type="float" office:value="10561.6" calcext:value-type="float">
            <text:p>10561,6</text:p>
          </table:table-cell>
          <table:table-cell table:formula="of:=AVERAGE([.E4:.E1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3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:.C14])" office:value-type="float" office:value="10562.4" calcext:value-type="float">
            <text:p>10562,4</text:p>
          </table:table-cell>
          <table:table-cell table:formula="of:=AVERAGE([.E5:.E1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61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:.C15])" office:value-type="float" office:value="10563.2" calcext:value-type="float">
            <text:p>10563,2</text:p>
          </table:table-cell>
          <table:table-cell table:formula="of:=AVERAGE([.E6:.E1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85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:.C16])" office:value-type="float" office:value="10564" calcext:value-type="float">
            <text:p>10564</text:p>
          </table:table-cell>
          <table:table-cell table:formula="of:=AVERAGE([.E7:.E1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8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:.C17])" office:value-type="float" office:value="10564.8" calcext:value-type="float">
            <text:p>10564,8</text:p>
          </table:table-cell>
          <table:table-cell table:formula="of:=AVERAGE([.E8:.E1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:.C18])" office:value-type="float" office:value="10565.6" calcext:value-type="float">
            <text:p>10565,6</text:p>
          </table:table-cell>
          <table:table-cell table:formula="of:=AVERAGE([.E9:.E1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:.C19])" office:value-type="float" office:value="10566.4" calcext:value-type="float">
            <text:p>10566,4</text:p>
          </table:table-cell>
          <table:table-cell table:formula="of:=AVERAGE([.E10:.E1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40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:.C20])" office:value-type="float" office:value="10567.2" calcext:value-type="float">
            <text:p>10567,2</text:p>
          </table:table-cell>
          <table:table-cell table:formula="of:=AVERAGE([.E11:.E2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47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:.C21])" office:value-type="float" office:value="10568" calcext:value-type="float">
            <text:p>10568</text:p>
          </table:table-cell>
          <table:table-cell table:formula="of:=AVERAGE([.E12:.E2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:.C22])" office:value-type="float" office:value="10569.6" calcext:value-type="float">
            <text:p>10569,6</text:p>
          </table:table-cell>
          <table:table-cell table:formula="of:=AVERAGE([.E13:.E2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6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:.C23])" office:value-type="float" office:value="10571.2" calcext:value-type="float">
            <text:p>10571,2</text:p>
          </table:table-cell>
          <table:table-cell table:formula="of:=AVERAGE([.E14:.E2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:.C24])" office:value-type="float" office:value="10572.8" calcext:value-type="float">
            <text:p>10572,8</text:p>
          </table:table-cell>
          <table:table-cell table:formula="of:=AVERAGE([.E15:.E2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6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:.C25])" office:value-type="float" office:value="10574.4" calcext:value-type="float">
            <text:p>10574,4</text:p>
          </table:table-cell>
          <table:table-cell table:formula="of:=AVERAGE([.E16:.E2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:.C26])" office:value-type="float" office:value="10576" calcext:value-type="float">
            <text:p>10576</text:p>
          </table:table-cell>
          <table:table-cell table:formula="of:=AVERAGE([.E17:.E2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0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3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:.C27])" office:value-type="float" office:value="10577.6" calcext:value-type="float">
            <text:p>10577,6</text:p>
          </table:table-cell>
          <table:table-cell table:formula="of:=AVERAGE([.E18:.E2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74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:.C28])" office:value-type="float" office:value="10579.2" calcext:value-type="float">
            <text:p>10579,2</text:p>
          </table:table-cell>
          <table:table-cell table:formula="of:=AVERAGE([.E19:.E2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0:.C29])" office:value-type="float" office:value="10580.8" calcext:value-type="float">
            <text:p>10580,8</text:p>
          </table:table-cell>
          <table:table-cell table:formula="of:=AVERAGE([.E20:.E2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1:.C30])" office:value-type="float" office:value="10582.4" calcext:value-type="float">
            <text:p>10582,4</text:p>
          </table:table-cell>
          <table:table-cell table:formula="of:=AVERAGE([.E21:.E3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60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8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2:.C31])" office:value-type="float" office:value="10584" calcext:value-type="float">
            <text:p>10584</text:p>
          </table:table-cell>
          <table:table-cell table:formula="of:=AVERAGE([.E22:.E3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3:.C32])" office:value-type="float" office:value="10588.8" calcext:value-type="float">
            <text:p>10588,8</text:p>
          </table:table-cell>
          <table:table-cell table:formula="of:=AVERAGE([.E23:.E3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7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4:.C33])" office:value-type="float" office:value="10593.6" calcext:value-type="float">
            <text:p>10593,6</text:p>
          </table:table-cell>
          <table:table-cell table:formula="of:=AVERAGE([.E24:.E3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11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5:.C34])" office:value-type="float" office:value="10598.4" calcext:value-type="float">
            <text:p>10598,4</text:p>
          </table:table-cell>
          <table:table-cell table:formula="of:=AVERAGE([.E25:.E3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6:.C35])" office:value-type="float" office:value="10603.2" calcext:value-type="float">
            <text:p>10603,2</text:p>
          </table:table-cell>
          <table:table-cell table:formula="of:=AVERAGE([.E26:.E3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0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7:.C36])" office:value-type="float" office:value="10608" calcext:value-type="float">
            <text:p>10608</text:p>
          </table:table-cell>
          <table:table-cell table:formula="of:=AVERAGE([.E27:.E3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89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8:.C37])" office:value-type="float" office:value="10612.8" calcext:value-type="float">
            <text:p>10612,8</text:p>
          </table:table-cell>
          <table:table-cell table:formula="of:=AVERAGE([.E28:.E3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3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9:.C38])" office:value-type="float" office:value="10617.6" calcext:value-type="float">
            <text:p>10617,6</text:p>
          </table:table-cell>
          <table:table-cell table:formula="of:=AVERAGE([.E29:.E3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5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0:.C39])" office:value-type="float" office:value="10622.4" calcext:value-type="float">
            <text:p>10622,4</text:p>
          </table:table-cell>
          <table:table-cell table:formula="of:=AVERAGE([.E30:.E3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1:.C40])" office:value-type="float" office:value="10627.2" calcext:value-type="float">
            <text:p>10627,2</text:p>
          </table:table-cell>
          <table:table-cell table:formula="of:=AVERAGE([.E31:.E4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76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2:.C41])" office:value-type="float" office:value="10632" calcext:value-type="float">
            <text:p>10632</text:p>
          </table:table-cell>
          <table:table-cell table:formula="of:=AVERAGE([.E32:.E4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7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22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3:.C42])" office:value-type="float" office:value="10635.2" calcext:value-type="float">
            <text:p>10635,2</text:p>
          </table:table-cell>
          <table:table-cell table:formula="of:=AVERAGE([.E33:.E4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12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24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4:.C43])" office:value-type="float" office:value="10638.4" calcext:value-type="float">
            <text:p>10638,4</text:p>
          </table:table-cell>
          <table:table-cell table:formula="of:=AVERAGE([.E34:.E4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01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3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5:.C44])" office:value-type="float" office:value="10641.6" calcext:value-type="float">
            <text:p>10641,6</text:p>
          </table:table-cell>
          <table:table-cell table:formula="of:=AVERAGE([.E35:.E4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8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6:.C45])" office:value-type="float" office:value="10644.8" calcext:value-type="float">
            <text:p>10644,8</text:p>
          </table:table-cell>
          <table:table-cell table:formula="of:=AVERAGE([.E36:.E4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91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2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7:.C46])" office:value-type="float" office:value="10648" calcext:value-type="float">
            <text:p>10648</text:p>
          </table:table-cell>
          <table:table-cell table:formula="of:=AVERAGE([.E37:.E4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10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8:.C47])" office:value-type="float" office:value="10651.2" calcext:value-type="float">
            <text:p>10651,2</text:p>
          </table:table-cell>
          <table:table-cell table:formula="of:=AVERAGE([.E38:.E4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8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9:.C48])" office:value-type="float" office:value="10654.4" calcext:value-type="float">
            <text:p>10654,4</text:p>
          </table:table-cell>
          <table:table-cell table:formula="of:=AVERAGE([.E39:.E4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9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0:.C49])" office:value-type="float" office:value="10657.6" calcext:value-type="float">
            <text:p>10657,6</text:p>
          </table:table-cell>
          <table:table-cell table:formula="of:=AVERAGE([.E40:.E4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00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2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1:.C50])" office:value-type="float" office:value="10660.8" calcext:value-type="float">
            <text:p>10660,8</text:p>
          </table:table-cell>
          <table:table-cell table:formula="of:=AVERAGE([.E41:.E5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62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2:.C51])" office:value-type="float" office:value="10664" calcext:value-type="float">
            <text:p>10664</text:p>
          </table:table-cell>
          <table:table-cell table:formula="of:=AVERAGE([.E42:.E5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61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4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3:.C52])" office:value-type="float" office:value="10670.4" calcext:value-type="float">
            <text:p>10670,4</text:p>
          </table:table-cell>
          <table:table-cell table:formula="of:=AVERAGE([.E43:.E5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7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3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4:.C53])" office:value-type="float" office:value="10676.8" calcext:value-type="float">
            <text:p>10676,8</text:p>
          </table:table-cell>
          <table:table-cell table:formula="of:=AVERAGE([.E44:.E5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40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2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5:.C54])" office:value-type="float" office:value="10683.2" calcext:value-type="float">
            <text:p>10683,2</text:p>
          </table:table-cell>
          <table:table-cell table:formula="of:=AVERAGE([.E45:.E5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9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4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6:.C55])" office:value-type="float" office:value="10689.6" calcext:value-type="float">
            <text:p>10689,6</text:p>
          </table:table-cell>
          <table:table-cell table:formula="of:=AVERAGE([.E46:.E5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94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3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7:.C56])" office:value-type="float" office:value="10696" calcext:value-type="float">
            <text:p>10696</text:p>
          </table:table-cell>
          <table:table-cell table:formula="of:=AVERAGE([.E47:.E5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2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3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8:.C57])" office:value-type="float" office:value="10702.4" calcext:value-type="float">
            <text:p>10702,4</text:p>
          </table:table-cell>
          <table:table-cell table:formula="of:=AVERAGE([.E48:.E5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54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3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9:.C58])" office:value-type="float" office:value="10708.8" calcext:value-type="float">
            <text:p>10708,8</text:p>
          </table:table-cell>
          <table:table-cell table:formula="of:=AVERAGE([.E49:.E5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37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0:.C59])" office:value-type="float" office:value="10715.2" calcext:value-type="float">
            <text:p>10715,2</text:p>
          </table:table-cell>
          <table:table-cell table:formula="of:=AVERAGE([.E50:.E5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3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1:.C60])" office:value-type="float" office:value="10721.6" calcext:value-type="float">
            <text:p>10721,6</text:p>
          </table:table-cell>
          <table:table-cell table:formula="of:=AVERAGE([.E51:.E6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46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5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2:.C61])" office:value-type="float" office:value="10728" calcext:value-type="float">
            <text:p>10728</text:p>
          </table:table-cell>
          <table:table-cell table:formula="of:=AVERAGE([.E52:.E6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75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3:.C62])" office:value-type="float" office:value="10740.8" calcext:value-type="float">
            <text:p>10740,8</text:p>
          </table:table-cell>
          <table:table-cell table:formula="of:=AVERAGE([.E53:.E6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67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5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4:.C63])" office:value-type="float" office:value="10753.6" calcext:value-type="float">
            <text:p>10753,6</text:p>
          </table:table-cell>
          <table:table-cell table:formula="of:=AVERAGE([.E54:.E6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5:.C64])" office:value-type="float" office:value="10766.4" calcext:value-type="float">
            <text:p>10766,4</text:p>
          </table:table-cell>
          <table:table-cell table:formula="of:=AVERAGE([.E55:.E6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99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7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6:.C65])" office:value-type="float" office:value="10779.2" calcext:value-type="float">
            <text:p>10779,2</text:p>
          </table:table-cell>
          <table:table-cell table:formula="of:=AVERAGE([.E56:.E6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6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7:.C66])" office:value-type="float" office:value="10792" calcext:value-type="float">
            <text:p>10792</text:p>
          </table:table-cell>
          <table:table-cell table:formula="of:=AVERAGE([.E57:.E6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679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72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8:.C67])" office:value-type="float" office:value="10804.8" calcext:value-type="float">
            <text:p>10804,8</text:p>
          </table:table-cell>
          <table:table-cell table:formula="of:=AVERAGE([.E58:.E6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43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9:.C68])" office:value-type="float" office:value="10817.6" calcext:value-type="float">
            <text:p>10817,6</text:p>
          </table:table-cell>
          <table:table-cell table:formula="of:=AVERAGE([.E59:.E6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22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0:.C69])" office:value-type="float" office:value="10830.4" calcext:value-type="float">
            <text:p>10830,4</text:p>
          </table:table-cell>
          <table:table-cell table:formula="of:=AVERAGE([.E60:.E6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34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6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1:.C70])" office:value-type="float" office:value="10843.2" calcext:value-type="float">
            <text:p>10843,2</text:p>
          </table:table-cell>
          <table:table-cell table:formula="of:=AVERAGE([.E61:.E7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2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6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2:.C71])" office:value-type="float" office:value="10856" calcext:value-type="float">
            <text:p>10856</text:p>
          </table:table-cell>
          <table:table-cell table:formula="of:=AVERAGE([.E62:.E7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779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3:.C72])" office:value-type="float" office:value="10881.6" calcext:value-type="float">
            <text:p>10881,6</text:p>
          </table:table-cell>
          <table:table-cell table:formula="of:=AVERAGE([.E63:.E7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6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3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4:.C73])" office:value-type="float" office:value="10907.2" calcext:value-type="float">
            <text:p>10907,2</text:p>
          </table:table-cell>
          <table:table-cell table:formula="of:=AVERAGE([.E64:.E7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40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5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5:.C74])" office:value-type="float" office:value="10932.8" calcext:value-type="float">
            <text:p>10932,8</text:p>
          </table:table-cell>
          <table:table-cell table:formula="of:=AVERAGE([.E65:.E7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04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3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6:.C75])" office:value-type="float" office:value="10958.4" calcext:value-type="float">
            <text:p>10958,4</text:p>
          </table:table-cell>
          <table:table-cell table:formula="of:=AVERAGE([.E66:.E7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62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7:.C76])" office:value-type="float" office:value="10984" calcext:value-type="float">
            <text:p>10984</text:p>
          </table:table-cell>
          <table:table-cell table:formula="of:=AVERAGE([.E67:.E7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95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0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8:.C77])" office:value-type="float" office:value="11009.6" calcext:value-type="float">
            <text:p>11009,6</text:p>
          </table:table-cell>
          <table:table-cell table:formula="of:=AVERAGE([.E68:.E7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662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9:.C78])" office:value-type="float" office:value="11035.2" calcext:value-type="float">
            <text:p>11035,2</text:p>
          </table:table-cell>
          <table:table-cell table:formula="of:=AVERAGE([.E69:.E7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79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5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0:.C79])" office:value-type="float" office:value="11060.8" calcext:value-type="float">
            <text:p>11060,8</text:p>
          </table:table-cell>
          <table:table-cell table:formula="of:=AVERAGE([.E70:.E7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73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5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1:.C80])" office:value-type="float" office:value="11086.4" calcext:value-type="float">
            <text:p>11086,4</text:p>
          </table:table-cell>
          <table:table-cell table:formula="of:=AVERAGE([.E71:.E8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3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2:.C81])" office:value-type="float" office:value="11112" calcext:value-type="float">
            <text:p>11112</text:p>
          </table:table-cell>
          <table:table-cell table:formula="of:=AVERAGE([.E72:.E8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95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3:.C82])" office:value-type="float" office:value="11163.2" calcext:value-type="float">
            <text:p>11163,2</text:p>
          </table:table-cell>
          <table:table-cell table:formula="of:=AVERAGE([.E73:.E8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094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27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4:.C83])" office:value-type="float" office:value="11214.4" calcext:value-type="float">
            <text:p>11214,4</text:p>
          </table:table-cell>
          <table:table-cell table:formula="of:=AVERAGE([.E74:.E8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124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1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5:.C84])" office:value-type="float" office:value="11265.6" calcext:value-type="float">
            <text:p>11265,6</text:p>
          </table:table-cell>
          <table:table-cell table:formula="of:=AVERAGE([.E75:.E8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80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6:.C85])" office:value-type="float" office:value="11316.8" calcext:value-type="float">
            <text:p>11316,8</text:p>
          </table:table-cell>
          <table:table-cell table:formula="of:=AVERAGE([.E76:.E8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13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9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7:.C86])" office:value-type="float" office:value="11368" calcext:value-type="float">
            <text:p>11368</text:p>
          </table:table-cell>
          <table:table-cell table:formula="of:=AVERAGE([.E77:.E8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52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8:.C87])" office:value-type="float" office:value="11419.2" calcext:value-type="float">
            <text:p>11419,2</text:p>
          </table:table-cell>
          <table:table-cell table:formula="of:=AVERAGE([.E78:.E8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849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9:.C88])" office:value-type="float" office:value="11470.4" calcext:value-type="float">
            <text:p>11470,4</text:p>
          </table:table-cell>
          <table:table-cell table:formula="of:=AVERAGE([.E79:.E8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786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9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0:.C89])" office:value-type="float" office:value="11521.6" calcext:value-type="float">
            <text:p>11521,6</text:p>
          </table:table-cell>
          <table:table-cell table:formula="of:=AVERAGE([.E80:.E8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092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01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1:.C90])" office:value-type="float" office:value="11572.8" calcext:value-type="float">
            <text:p>11572,8</text:p>
          </table:table-cell>
          <table:table-cell table:formula="of:=AVERAGE([.E81:.E9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826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8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2:.C91])" office:value-type="float" office:value="11624" calcext:value-type="float">
            <text:p>11624</text:p>
          </table:table-cell>
          <table:table-cell table:formula="of:=AVERAGE([.E82:.E9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2603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7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3:.C92])" office:value-type="float" office:value="11726.4" calcext:value-type="float">
            <text:p>11726,4</text:p>
          </table:table-cell>
          <table:table-cell table:formula="of:=AVERAGE([.E83:.E9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8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4:.C93])" office:value-type="float" office:value="11828.8" calcext:value-type="float">
            <text:p>11828,8</text:p>
          </table:table-cell>
          <table:table-cell table:formula="of:=AVERAGE([.E84:.E9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881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69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5:.C94])" office:value-type="float" office:value="11931.2" calcext:value-type="float">
            <text:p>11931,2</text:p>
          </table:table-cell>
          <table:table-cell table:formula="of:=AVERAGE([.E85:.E9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9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6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6:.C95])" office:value-type="float" office:value="12033.6" calcext:value-type="float">
            <text:p>12033,6</text:p>
          </table:table-cell>
          <table:table-cell table:formula="of:=AVERAGE([.E86:.E9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206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54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7:.C96])" office:value-type="float" office:value="12136" calcext:value-type="float">
            <text:p>12136</text:p>
          </table:table-cell>
          <table:table-cell table:formula="of:=AVERAGE([.E87:.E9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7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8:.C97])" office:value-type="float" office:value="12238.4" calcext:value-type="float">
            <text:p>12238,4</text:p>
          </table:table-cell>
          <table:table-cell table:formula="of:=AVERAGE([.E88:.E9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80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41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9:.C98])" office:value-type="float" office:value="12340.8" calcext:value-type="float">
            <text:p>12340,8</text:p>
          </table:table-cell>
          <table:table-cell table:formula="of:=AVERAGE([.E89:.E9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16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0:.C99])" office:value-type="float" office:value="12443.2" calcext:value-type="float">
            <text:p>12443,2</text:p>
          </table:table-cell>
          <table:table-cell table:formula="of:=AVERAGE([.E90:.E9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02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83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1:.C100])" office:value-type="float" office:value="12545.6" calcext:value-type="float">
            <text:p>12545,6</text:p>
          </table:table-cell>
          <table:table-cell table:formula="of:=AVERAGE([.E91:.E10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870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5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2:.C101])" office:value-type="float" office:value="12648" calcext:value-type="float">
            <text:p>12648</text:p>
          </table:table-cell>
          <table:table-cell table:formula="of:=AVERAGE([.E92:.E10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53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9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3:.C102])" office:value-type="float" office:value="12852.8" calcext:value-type="float">
            <text:p>12852,8</text:p>
          </table:table-cell>
          <table:table-cell table:formula="of:=AVERAGE([.E93:.E10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524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4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4:.C103])" office:value-type="float" office:value="13057.6" calcext:value-type="float">
            <text:p>13057,6</text:p>
          </table:table-cell>
          <table:table-cell table:formula="of:=AVERAGE([.E94:.E10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410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8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5:.C104])" office:value-type="float" office:value="13262.4" calcext:value-type="float">
            <text:p>13262,4</text:p>
          </table:table-cell>
          <table:table-cell table:formula="of:=AVERAGE([.E95:.E10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464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2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6:.C105])" office:value-type="float" office:value="13467.2" calcext:value-type="float">
            <text:p>13467,2</text:p>
          </table:table-cell>
          <table:table-cell table:formula="of:=AVERAGE([.E96:.E10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27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7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7:.C106])" office:value-type="float" office:value="13672" calcext:value-type="float">
            <text:p>13672</text:p>
          </table:table-cell>
          <table:table-cell table:formula="of:=AVERAGE([.E97:.E10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11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8:.C107])" office:value-type="float" office:value="13876.8" calcext:value-type="float">
            <text:p>13876,8</text:p>
          </table:table-cell>
          <table:table-cell table:formula="of:=AVERAGE([.E98:.E10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813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9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9:.C108])" office:value-type="float" office:value="14081.6" calcext:value-type="float">
            <text:p>14081,6</text:p>
          </table:table-cell>
          <table:table-cell table:formula="of:=AVERAGE([.E99:.E10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2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40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0:.C109])" office:value-type="float" office:value="14286.4" calcext:value-type="float">
            <text:p>14286,4</text:p>
          </table:table-cell>
          <table:table-cell table:formula="of:=AVERAGE([.E100:.E10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80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0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1:.C110])" office:value-type="float" office:value="14491.2" calcext:value-type="float">
            <text:p>14491,2</text:p>
          </table:table-cell>
          <table:table-cell table:formula="of:=AVERAGE([.E101:.E11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329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3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2:.C111])" office:value-type="float" office:value="14696" calcext:value-type="float">
            <text:p>14696</text:p>
          </table:table-cell>
          <table:table-cell table:formula="of:=AVERAGE([.E102:.E11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896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82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3:.C112])" office:value-type="float" office:value="15105.6" calcext:value-type="float">
            <text:p>15105,6</text:p>
          </table:table-cell>
          <table:table-cell table:formula="of:=AVERAGE([.E103:.E11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1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94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4:.C113])" office:value-type="float" office:value="15515.2" calcext:value-type="float">
            <text:p>15515,2</text:p>
          </table:table-cell>
          <table:table-cell table:formula="of:=AVERAGE([.E104:.E11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767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20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5:.C114])" office:value-type="float" office:value="15924.8" calcext:value-type="float">
            <text:p>15924,8</text:p>
          </table:table-cell>
          <table:table-cell table:formula="of:=AVERAGE([.E105:.E11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981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6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6:.C115])" office:value-type="float" office:value="16334.4" calcext:value-type="float">
            <text:p>16334,4</text:p>
          </table:table-cell>
          <table:table-cell table:formula="of:=AVERAGE([.E106:.E11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194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07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7:.C116])" office:value-type="float" office:value="16744" calcext:value-type="float">
            <text:p>16744</text:p>
          </table:table-cell>
          <table:table-cell table:formula="of:=AVERAGE([.E107:.E11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8906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86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8:.C117])" office:value-type="float" office:value="17153.6" calcext:value-type="float">
            <text:p>17153,6</text:p>
          </table:table-cell>
          <table:table-cell table:formula="of:=AVERAGE([.E108:.E11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8819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3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9:.C118])" office:value-type="float" office:value="17563.2" calcext:value-type="float">
            <text:p>17563,2</text:p>
          </table:table-cell>
          <table:table-cell table:formula="of:=AVERAGE([.E109:.E11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7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70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0:.C119])" office:value-type="float" office:value="17972.8" calcext:value-type="float">
            <text:p>17972,8</text:p>
          </table:table-cell>
          <table:table-cell table:formula="of:=AVERAGE([.E110:.E11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99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7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1:.C120])" office:value-type="float" office:value="18382.4" calcext:value-type="float">
            <text:p>18382,4</text:p>
          </table:table-cell>
          <table:table-cell table:formula="of:=AVERAGE([.E111:.E12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96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89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2:.C121])" office:value-type="float" office:value="18792" calcext:value-type="float">
            <text:p>18792</text:p>
          </table:table-cell>
          <table:table-cell table:formula="of:=AVERAGE([.E112:.E12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4713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14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3:.C122])" office:value-type="float" office:value="19611.2" calcext:value-type="float">
            <text:p>19611,2</text:p>
          </table:table-cell>
          <table:table-cell table:formula="of:=AVERAGE([.E113:.E12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3733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5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4:.C123])" office:value-type="float" office:value="20430.4" calcext:value-type="float">
            <text:p>20430,4</text:p>
          </table:table-cell>
          <table:table-cell table:formula="of:=AVERAGE([.E114:.E12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096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2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5:.C124])" office:value-type="float" office:value="21249.6" calcext:value-type="float">
            <text:p>21249,6</text:p>
          </table:table-cell>
          <table:table-cell table:formula="of:=AVERAGE([.E115:.E12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6566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74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6:.C125])" office:value-type="float" office:value="22068.8" calcext:value-type="float">
            <text:p>22068,8</text:p>
          </table:table-cell>
          <table:table-cell table:formula="of:=AVERAGE([.E116:.E12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361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5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7:.C126])" office:value-type="float" office:value="22888" calcext:value-type="float">
            <text:p>22888</text:p>
          </table:table-cell>
          <table:table-cell table:formula="of:=AVERAGE([.E117:.E12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750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1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8:.C127])" office:value-type="float" office:value="23707.2" calcext:value-type="float">
            <text:p>23707,2</text:p>
          </table:table-cell>
          <table:table-cell table:formula="of:=AVERAGE([.E118:.E12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338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685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9:.C128])" office:value-type="float" office:value="24526.4" calcext:value-type="float">
            <text:p>24526,4</text:p>
          </table:table-cell>
          <table:table-cell table:formula="of:=AVERAGE([.E119:.E12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3981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5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0:.C129])" office:value-type="float" office:value="25345.6" calcext:value-type="float">
            <text:p>25345,6</text:p>
          </table:table-cell>
          <table:table-cell table:formula="of:=AVERAGE([.E120:.E12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4818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393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1:.C130])" office:value-type="float" office:value="26164.8" calcext:value-type="float">
            <text:p>26164,8</text:p>
          </table:table-cell>
          <table:table-cell table:formula="of:=AVERAGE([.E121:.E13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6259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738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2:.C131])" office:value-type="float" office:value="26984" calcext:value-type="float">
            <text:p>26984</text:p>
          </table:table-cell>
          <table:table-cell table:formula="of:=AVERAGE([.E122:.E13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3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7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3:.C132])" office:value-type="float" office:value="28622.4" calcext:value-type="float">
            <text:p>28622,4</text:p>
          </table:table-cell>
          <table:table-cell table:formula="of:=AVERAGE([.E123:.E13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636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4:.C133])" office:value-type="float" office:value="30260.8" calcext:value-type="float">
            <text:p>30260,8</text:p>
          </table:table-cell>
          <table:table-cell table:formula="of:=AVERAGE([.E124:.E13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2909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2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5:.C134])" office:value-type="float" office:value="31899.2" calcext:value-type="float">
            <text:p>31899,2</text:p>
          </table:table-cell>
          <table:table-cell table:formula="of:=AVERAGE([.E125:.E13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7951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931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6:.C135])" office:value-type="float" office:value="33537.6" calcext:value-type="float">
            <text:p>33537,6</text:p>
          </table:table-cell>
          <table:table-cell table:formula="of:=AVERAGE([.E126:.E13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538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0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7:.C136])" office:value-type="float" office:value="35176" calcext:value-type="float">
            <text:p>35176</text:p>
          </table:table-cell>
          <table:table-cell table:formula="of:=AVERAGE([.E127:.E13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8404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953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8:.C137])" office:value-type="float" office:value="36814.4" calcext:value-type="float">
            <text:p>36814,4</text:p>
          </table:table-cell>
          <table:table-cell table:formula="of:=AVERAGE([.E128:.E13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8744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4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9:.C138])" office:value-type="float" office:value="38452.8" calcext:value-type="float">
            <text:p>38452,8</text:p>
          </table:table-cell>
          <table:table-cell table:formula="of:=AVERAGE([.E129:.E13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026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52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0:.C139])" office:value-type="float" office:value="40091.2" calcext:value-type="float">
            <text:p>40091,2</text:p>
          </table:table-cell>
          <table:table-cell table:formula="of:=AVERAGE([.E130:.E13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262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8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1:.C140])" office:value-type="float" office:value="41729.6" calcext:value-type="float">
            <text:p>41729,6</text:p>
          </table:table-cell>
          <table:table-cell table:formula="of:=AVERAGE([.E131:.E14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198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75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2:.C141])" office:value-type="float" office:value="43368" calcext:value-type="float">
            <text:p>43368</text:p>
          </table:table-cell>
          <table:table-cell table:formula="of:=AVERAGE([.E132:.E14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8329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8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3:.C142])" office:value-type="float" office:value="46644.8" calcext:value-type="float">
            <text:p>46644,8</text:p>
          </table:table-cell>
          <table:table-cell table:formula="of:=AVERAGE([.E133:.E14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038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09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4:.C143])" office:value-type="float" office:value="49921.6" calcext:value-type="float">
            <text:p>49921,6</text:p>
          </table:table-cell>
          <table:table-cell table:formula="of:=AVERAGE([.E134:.E14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624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773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5:.C144])" office:value-type="float" office:value="53198.4" calcext:value-type="float">
            <text:p>53198,4</text:p>
          </table:table-cell>
          <table:table-cell table:formula="of:=AVERAGE([.E135:.E14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61447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46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6:.C145])" office:value-type="float" office:value="56475.2" calcext:value-type="float">
            <text:p>56475,2</text:p>
          </table:table-cell>
          <table:table-cell table:formula="of:=AVERAGE([.E136:.E14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703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0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7:.C146])" office:value-type="float" office:value="59752" calcext:value-type="float">
            <text:p>59752</text:p>
          </table:table-cell>
          <table:table-cell table:formula="of:=AVERAGE([.E137:.E14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7615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97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8:.C147])" office:value-type="float" office:value="63028.8" calcext:value-type="float">
            <text:p>63028,8</text:p>
          </table:table-cell>
          <table:table-cell table:formula="of:=AVERAGE([.E138:.E14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61191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249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9:.C148])" office:value-type="float" office:value="66305.6" calcext:value-type="float">
            <text:p>66305,6</text:p>
          </table:table-cell>
          <table:table-cell table:formula="of:=AVERAGE([.E139:.E14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749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100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0:.C149])" office:value-type="float" office:value="69582.4" calcext:value-type="float">
            <text:p>69582,4</text:p>
          </table:table-cell>
          <table:table-cell table:formula="of:=AVERAGE([.E140:.E14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7976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99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1:.C150])" office:value-type="float" office:value="72859.2" calcext:value-type="float">
            <text:p>72859,2</text:p>
          </table:table-cell>
          <table:table-cell table:formula="of:=AVERAGE([.E141:.E15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615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02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2:.C151])" office:value-type="float" office:value="76136" calcext:value-type="float">
            <text:p>76136</text:p>
          </table:table-cell>
          <table:table-cell table:formula="of:=AVERAGE([.E142:.E15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5776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3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3:.C152])" office:value-type="float" office:value="82689.6" calcext:value-type="float">
            <text:p>82689,6</text:p>
          </table:table-cell>
          <table:table-cell table:formula="of:=AVERAGE([.E143:.E15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6320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3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4:.C153])" office:value-type="float" office:value="89243.2" calcext:value-type="float">
            <text:p>89243,2</text:p>
          </table:table-cell>
          <table:table-cell table:formula="of:=AVERAGE([.E144:.E15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7063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4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5:.C154])" office:value-type="float" office:value="95796.8" calcext:value-type="float">
            <text:p>95796,8</text:p>
          </table:table-cell>
          <table:table-cell table:formula="of:=AVERAGE([.E145:.E15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7481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71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6:.C155])" office:value-type="float" office:value="102350.4" calcext:value-type="float">
            <text:p>102350,4</text:p>
          </table:table-cell>
          <table:table-cell table:formula="of:=AVERAGE([.E146:.E15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20206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453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7:.C156])" office:value-type="float" office:value="108904" calcext:value-type="float">
            <text:p>108904</text:p>
          </table:table-cell>
          <table:table-cell table:formula="of:=AVERAGE([.E147:.E15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44759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842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8:.C157])" office:value-type="float" office:value="115457.6" calcext:value-type="float">
            <text:p>115457,6</text:p>
          </table:table-cell>
          <table:table-cell table:formula="of:=AVERAGE([.E148:.E15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213654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4163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9:.C158])" office:value-type="float" office:value="122011.2" calcext:value-type="float">
            <text:p>122011,2</text:p>
          </table:table-cell>
          <table:table-cell table:formula="of:=AVERAGE([.E149:.E15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27067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5316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0:.C159])" office:value-type="float" office:value="128564.8" calcext:value-type="float">
            <text:p>128564,8</text:p>
          </table:table-cell>
          <table:table-cell table:formula="of:=AVERAGE([.E150:.E15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75943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53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1:.C160])" office:value-type="float" office:value="135118.4" calcext:value-type="float">
            <text:p>135118,4</text:p>
          </table:table-cell>
          <table:table-cell table:formula="of:=AVERAGE([.E151:.E16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68869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759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2:.C161])" office:value-type="float" office:value="141672" calcext:value-type="float">
            <text:p>141672</text:p>
          </table:table-cell>
          <table:table-cell table:formula="of:=AVERAGE([.E152:.E16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85161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7849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3:.C162])" office:value-type="float" office:value="154779.2" calcext:value-type="float">
            <text:p>154779,2</text:p>
          </table:table-cell>
          <table:table-cell table:formula="of:=AVERAGE([.E153:.E16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60999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585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4:.C163])" office:value-type="float" office:value="167886.4" calcext:value-type="float">
            <text:p>167886,4</text:p>
          </table:table-cell>
          <table:table-cell table:formula="of:=AVERAGE([.E154:.E16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5778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565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5:.C164])" office:value-type="float" office:value="180993.6" calcext:value-type="float">
            <text:p>180993,6</text:p>
          </table:table-cell>
          <table:table-cell table:formula="of:=AVERAGE([.E155:.E16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5453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635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6:.C165])" office:value-type="float" office:value="194100.8" calcext:value-type="float">
            <text:p>194100,8</text:p>
          </table:table-cell>
          <table:table-cell table:formula="of:=AVERAGE([.E156:.E16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6174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77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7:.C166])" office:value-type="float" office:value="207208" calcext:value-type="float">
            <text:p>207208</text:p>
          </table:table-cell>
          <table:table-cell table:formula="of:=AVERAGE([.E157:.E16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39943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58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8:.C167])" office:value-type="float" office:value="220315.2" calcext:value-type="float">
            <text:p>220315,2</text:p>
          </table:table-cell>
          <table:table-cell table:formula="of:=AVERAGE([.E158:.E16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45061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22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9:.C168])" office:value-type="float" office:value="233422.4" calcext:value-type="float">
            <text:p>233422,4</text:p>
          </table:table-cell>
          <table:table-cell table:formula="of:=AVERAGE([.E159:.E16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37977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348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0:.C169])" office:value-type="float" office:value="246529.6" calcext:value-type="float">
            <text:p>246529,6</text:p>
          </table:table-cell>
          <table:table-cell table:formula="of:=AVERAGE([.E160:.E16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13117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40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1:.C170])" office:value-type="float" office:value="259636.8" calcext:value-type="float">
            <text:p>259636,8</text:p>
          </table:table-cell>
          <table:table-cell table:formula="of:=AVERAGE([.E161:.E17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20980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56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2:.C171])" office:value-type="float" office:value="272744" calcext:value-type="float">
            <text:p>272744</text:p>
          </table:table-cell>
          <table:table-cell table:formula="of:=AVERAGE([.E162:.E17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8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288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3:.C172])" office:value-type="float" office:value="298958.4" calcext:value-type="float">
            <text:p>298958,4</text:p>
          </table:table-cell>
          <table:table-cell table:formula="of:=AVERAGE([.E163:.E17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52596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48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4:.C173])" office:value-type="float" office:value="325172.8" calcext:value-type="float">
            <text:p>325172,8</text:p>
          </table:table-cell>
          <table:table-cell table:formula="of:=AVERAGE([.E164:.E17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28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4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5:.C174])" office:value-type="float" office:value="351387.2" calcext:value-type="float">
            <text:p>351387,2</text:p>
          </table:table-cell>
          <table:table-cell table:formula="of:=AVERAGE([.E165:.E17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54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31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6:.C175])" office:value-type="float" office:value="377601.6" calcext:value-type="float">
            <text:p>377601,6</text:p>
          </table:table-cell>
          <table:table-cell table:formula="of:=AVERAGE([.E166:.E17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5965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11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7:.C176])" office:value-type="float" office:value="403816" calcext:value-type="float">
            <text:p>403816</text:p>
          </table:table-cell>
          <table:table-cell table:formula="of:=AVERAGE([.E167:.E17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32483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9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8:.C177])" office:value-type="float" office:value="430030.4" calcext:value-type="float">
            <text:p>430030,4</text:p>
          </table:table-cell>
          <table:table-cell table:formula="of:=AVERAGE([.E168:.E17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415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7087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9:.C178])" office:value-type="float" office:value="456244.8" calcext:value-type="float">
            <text:p>456244,8</text:p>
          </table:table-cell>
          <table:table-cell table:formula="of:=AVERAGE([.E169:.E17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63927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660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0:.C179])" office:value-type="float" office:value="482459.2" calcext:value-type="float">
            <text:p>482459,2</text:p>
          </table:table-cell>
          <table:table-cell table:formula="of:=AVERAGE([.E170:.E17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4592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79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1:.C180])" office:value-type="float" office:value="508673.6" calcext:value-type="float">
            <text:p>508673,6</text:p>
          </table:table-cell>
          <table:table-cell table:formula="of:=AVERAGE([.E171:.E18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38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221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2:.C181])" office:value-type="float" office:value="534888" calcext:value-type="float">
            <text:p>534888</text:p>
          </table:table-cell>
          <table:table-cell table:formula="of:=AVERAGE([.E172:.E18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5314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522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3:.C182])" office:value-type="float" office:value="587316.8" calcext:value-type="float">
            <text:p>587316,8</text:p>
          </table:table-cell>
          <table:table-cell table:formula="of:=AVERAGE([.E173:.E18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2307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009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4:.C183])" office:value-type="float" office:value="639745.6" calcext:value-type="float">
            <text:p>639745,6</text:p>
          </table:table-cell>
          <table:table-cell table:formula="of:=AVERAGE([.E174:.E18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37750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40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5:.C184])" office:value-type="float" office:value="692174.4" calcext:value-type="float">
            <text:p>692174,4</text:p>
          </table:table-cell>
          <table:table-cell table:formula="of:=AVERAGE([.E175:.E18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5053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39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6:.C185])" office:value-type="float" office:value="744603.2" calcext:value-type="float">
            <text:p>744603,2</text:p>
          </table:table-cell>
          <table:table-cell table:formula="of:=AVERAGE([.E176:.E18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36035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2835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7:.C186])" office:value-type="float" office:value="797032" calcext:value-type="float">
            <text:p>797032</text:p>
          </table:table-cell>
          <table:table-cell table:formula="of:=AVERAGE([.E177:.E18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8865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2776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8:.C187])" office:value-type="float" office:value="849460.8" calcext:value-type="float">
            <text:p>849460,8</text:p>
          </table:table-cell>
          <table:table-cell table:formula="of:=AVERAGE([.E178:.E18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79794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104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9:.C188])" office:value-type="float" office:value="901889.6" calcext:value-type="float">
            <text:p>901889,6</text:p>
          </table:table-cell>
          <table:table-cell table:formula="of:=AVERAGE([.E179:.E18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9565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431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0:.C189])" office:value-type="float" office:value="954318.4" calcext:value-type="float">
            <text:p>954318,4</text:p>
          </table:table-cell>
          <table:table-cell table:formula="of:=AVERAGE([.E180:.E18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21993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119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1:.C190])" office:value-type="float" office:value="1006747.2" calcext:value-type="float">
            <text:p>1006747,2</text:p>
          </table:table-cell>
          <table:table-cell table:formula="of:=AVERAGE([.E181:.E19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662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2137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2:.C191])" office:value-type="float" office:value="1059176" calcext:value-type="float">
            <text:p>1059176</text:p>
          </table:table-cell>
          <table:table-cell table:formula="of:=AVERAGE([.E182:.E19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48283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8031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3:.C192])" office:value-type="float" office:value="1164033.6" calcext:value-type="float">
            <text:p>1164033,6</text:p>
          </table:table-cell>
          <table:table-cell table:formula="of:=AVERAGE([.E183:.E19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9792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6193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4:.C193])" office:value-type="float" office:value="1268891.2" calcext:value-type="float">
            <text:p>1268891,2</text:p>
          </table:table-cell>
          <table:table-cell table:formula="of:=AVERAGE([.E184:.E19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62610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6306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5:.C194])" office:value-type="float" office:value="1373748.8" calcext:value-type="float">
            <text:p>1373748,8</text:p>
          </table:table-cell>
          <table:table-cell table:formula="of:=AVERAGE([.E185:.E19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1330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8575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6:.C195])" office:value-type="float" office:value="1478606.4" calcext:value-type="float">
            <text:p>1478606,4</text:p>
          </table:table-cell>
          <table:table-cell table:formula="of:=AVERAGE([.E186:.E19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5931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51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7:.C196])" office:value-type="float" office:value="1583464" calcext:value-type="float">
            <text:p>1583464</text:p>
          </table:table-cell>
          <table:table-cell table:formula="of:=AVERAGE([.E187:.E19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8694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9034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8:.C197])" office:value-type="float" office:value="1688321.6" calcext:value-type="float">
            <text:p>1688321,6</text:p>
          </table:table-cell>
          <table:table-cell table:formula="of:=AVERAGE([.E188:.E19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1915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7912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9:.C198])" office:value-type="float" office:value="1793179.2" calcext:value-type="float">
            <text:p>1793179,2</text:p>
          </table:table-cell>
          <table:table-cell table:formula="of:=AVERAGE([.E189:.E19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9264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507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0:.C199])" office:value-type="float" office:value="1898036.8" calcext:value-type="float">
            <text:p>1898036,8</text:p>
          </table:table-cell>
          <table:table-cell table:formula="of:=AVERAGE([.E190:.E19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46645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3854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1:.C200])" office:value-type="float" office:value="2002894.4" calcext:value-type="float">
            <text:p>2002894,4</text:p>
          </table:table-cell>
          <table:table-cell table:formula="of:=AVERAGE([.E191:.E20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190628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12217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2:.C201])" office:value-type="float" office:value="2107752" calcext:value-type="float">
            <text:p>2107752</text:p>
          </table:table-cell>
          <table:table-cell table:formula="of:=AVERAGE([.E192:.E201])" office:value-type="float" office:value="10480" calcext:value-type="float">
            <text:p>10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30T16:51:38.861637993</dc:date>
    <meta:editing-duration>PT9M41S</meta:editing-duration>
    <meta:editing-cycles>1</meta:editing-cycles>
    <meta:document-statistic meta:table-count="1" meta:cell-count="1407" meta:object-count="0"/>
    <meta:generator>LibreOffice/6.0.7.3$Linux_X86_64 LibreOffice_project/00m0$Build-3</meta:generator>
  </office:meta>
</office:document-meta>
</file>